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009a72"/>
    </style:style>
    <style:style style:name="P7" style:family="paragraph" style:parent-style-name="Standard">
      <style:paragraph-properties fo:text-align="justify" style:justify-single-word="false"/>
      <style:text-properties officeooo:paragraph-rsid="00026c67"/>
    </style:style>
    <style:style style:name="P8" style:family="paragraph" style:parent-style-name="Standard">
      <style:paragraph-properties fo:text-align="justify" style:justify-single-word="false"/>
      <style:text-properties officeooo:paragraph-rsid="00036b81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36pt" style:font-size-asian="36pt" style:font-size-complex="36pt"/>
    </style:style>
    <style:style style:name="P10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1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paragraph-rsid="00026c67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text-properties fo:font-size="14pt" fo:font-style="italic" style:font-size-asian="14pt" style:font-style-asian="italic" style:font-size-complex="14pt"/>
    </style:style>
    <style:style style:name="P18" style:family="paragraph" style:parent-style-name="Standard">
      <style:paragraph-properties fo:text-align="justify" style:justify-single-word="false"/>
      <style:text-properties officeooo:paragraph-rsid="00026c67"/>
    </style:style>
    <style:style style:name="P19" style:family="paragraph" style:parent-style-name="Standard">
      <style:paragraph-properties fo:text-align="justify" style:justify-single-word="false"/>
      <style:text-properties officeooo:paragraph-rsid="0005e658"/>
    </style:style>
    <style:style style:name="P20" style:family="paragraph" style:parent-style-name="Standard">
      <style:paragraph-properties fo:text-align="justify" style:justify-single-word="false"/>
      <style:text-properties officeooo:paragraph-rsid="000622f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c7f63" style:font-size-asian="12pt" style:font-size-complex="12pt"/>
    </style:style>
    <style:style style:name="T3" style:family="text">
      <style:text-properties fo:font-size="12pt" officeooo:rsid="00009a72" style:font-size-asian="12pt" style:font-size-complex="12pt"/>
    </style:style>
    <style:style style:name="T4" style:family="text">
      <style:text-properties fo:font-size="12pt" officeooo:rsid="00026c67" style:font-size-asian="12pt" style:font-size-complex="12pt"/>
    </style:style>
    <style:style style:name="T5" style:family="text">
      <style:text-properties fo:font-size="12pt" officeooo:rsid="00036b81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026c67" style:font-size-asian="12pt" style:font-weight-asian="bold" style:font-size-complex="12pt"/>
    </style:style>
    <style:style style:name="T8" style:family="text">
      <style:text-properties fo:font-size="12pt" fo:font-weight="bold" officeooo:rsid="0005e658" style:font-size-asian="12pt" style:font-weight-asian="bold" style:font-size-complex="12pt"/>
    </style:style>
    <style:style style:name="T9" style:family="text">
      <style:text-properties fo:font-size="12pt" fo:font-weight="bold" officeooo:rsid="0005e658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2fe93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0622f5" style:font-size-asian="12pt" style:font-weight-asian="bold" style:font-size-complex="12pt"/>
    </style:style>
    <style:style style:name="T12" style:family="text">
      <style:text-properties fo:font-size="12pt" fo:font-weight="normal" officeooo:rsid="00009a72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26c67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c7f63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02d58e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036b81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05e658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2fe93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daff1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0622f5" style:font-size-asian="12pt" style:font-weight-asian="normal" style:font-size-complex="12pt" style:font-weight-complex="normal"/>
    </style:style>
    <style:style style:name="T21" style:family="text">
      <style:text-properties officeooo:rsid="000505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gressão UFB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0">Documento de Requisitos</text:p>
      <text:p text:style-name="P11">Sistema de progressão dos docentes do departamento de Ciência da Computação da UFBA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3"/>
      <text:p text:style-name="P3">Versão <text:span text:style-name="T21">2</text:span>.0</text:p>
      <text:p text:style-name="P3">Salvador / Maio de 2015</text:p>
      <text:p text:style-name="P2"><text:soft-page-break/>Autor: Lukas Souza / Rafael Souza</text:p>
      <text:p text:style-name="P2">Revisor (es):</text:p>
      <text:p text:style-name="P2">Versão: 1.0</text:p>
      <text:p text:style-name="P2"/>
      <text:p text:style-name="P17">Introdução</text:p>
      <text:p text:style-name="P4">Neste documento será detalhado todos os requisitos do Sistema de Progressão dos Docentes de Ciência da Computação da UFBA, bem como suas descrições, prioridades e versões.</text:p>
      <text:p text:style-name="P2"/>
      <text:p text:style-name="P2"/>
      <text:p text:style-name="P17">Notação</text:p>
      <text:p text:style-name="P5"><text:span text:style-name="T6">REQ 1</text:span><text:span text:style-name="T1"> – Requisito do sistema seguido da sua numeração</text:span></text:p>
      <text:p text:style-name="P5"><text:span text:style-name="T6">DEF</text:span><text:span text:style-name="T1"> – Definição do requisito mais detalhadamente.</text:span></text:p>
      <text:p text:style-name="P5"><text:span text:style-name="T6">DEP</text:span><text:span text:style-name="T1"> – Dependência</text:span></text:p>
      <text:p text:style-name="P5"><text:span text:style-name="T6">Prioridade</text:span><text:span text:style-name="T1"> – Varia de 1 à 5, sendo 1 menos importante e 5 crítico.</text:span></text:p>
      <text:p text:style-name="P5"><text:span text:style-name="T6">Versão</text:span><text:span text:style-name="T1"> – Versão do documento na qual o requisito foi inserido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6">REQ 1:</text:span><text:span text:style-name="T1"> </text:span><text:span text:style-name="T3">CRUD</text:span></text:p>
      <text:p text:style-name="P6"><text:span text:style-name="T6">DEF:</text:span><text:span text:style-name="T1"> </text:span><text:span text:style-name="T2">O sistema deve permitir o CRUD dos usuários do sistema. De acordo com as permissões de usuário .</text:span></text:p>
      <text:p text:style-name="P5"><text:span text:style-name="T6">Prioridade:</text:span><text:span text:style-name="T1"> 5.</text:span></text:p>
      <text:p text:style-name="P5"><text:span text:style-name="T6">DEP:</text:span><text:span text:style-name="T1"> None.</text:span></text:p>
      <text:p text:style-name="P5"><text:span text:style-name="T6">Versão:</text:span><text:span text:style-name="T1"> </text:span><text:span text:style-name="T3">2</text:span><text:span text:style-name="T1">.0</text:span></text:p>
      <text:p text:style-name="P16"/>
      <text:p text:style-name="P5"><text:span text:style-name="T6">REQ 2: </text:span><text:span text:style-name="T12">U</text:span><text:span text:style-name="T3">pload arquivo XML</text:span><text:span text:style-name="T1">.</text:span></text:p>
      <text:p text:style-name="P6"><text:span text:style-name="T6">DEF: </text:span><text:span text:style-name="T1">O</text:span><text:span text:style-name="T2">sistema deve permitir que o usuário(docente) possa selecionar o arquivo no formato XML do lattes para que o sistema possa processar as informações do docente contidas no arquivo.</text:span></text:p>
      <text:p text:style-name="P5"><text:span text:style-name="T6">Prioridade: </text:span><text:span text:style-name="T1">5.</text:span></text:p>
      <text:p text:style-name="P5"><text:span text:style-name="T6">DEP: </text:span><text:span text:style-name="T1">REQ 1.</text:span></text:p>
      <text:p text:style-name="P5"><text:span text:style-name="T6">Versão: </text:span><text:span text:style-name="T4">2</text:span><text:span text:style-name="T1">.0</text:span></text:p>
      <text:p text:style-name="P4"/>
      <text:p text:style-name="P6"><text:span text:style-name="T6">REQ 3: </text:span><text:span text:style-name="T13">Visualizar informações da progressão</text:span><text:span text:style-name="T17">(administrsador)</text:span><text:span text:style-name="T1">.</text:span></text:p>
      <text:p text:style-name="P6"><text:span text:style-name="T6">DEF: </text:span><text:span text:style-name="T2">O sistema deve permitir que o usuário(administrador) possa visualizar as informações da progressão dos docentes.</text:span></text:p>
      <text:p text:style-name="P5"><text:span text:style-name="T6">Prioridade: </text:span><text:span text:style-name="T1">5.</text:span></text:p>
      <text:p text:style-name="P5"><text:span text:style-name="T6">DEP: </text:span><text:span text:style-name="T12">REQ 1.</text:span></text:p>
      <text:p text:style-name="P5"><text:span text:style-name="T6">Versão: </text:span><text:span text:style-name="T4">2</text:span><text:span text:style-name="T1">.0</text:span></text:p>
      <text:p text:style-name="P5"/>
      <text:p text:style-name="P7"><text:span text:style-name="T6">REQ </text:span><text:span text:style-name="T7">4</text:span><text:span text:style-name="T6">: </text:span><text:span text:style-name="T13">Visualizar informações da progressão</text:span><text:span text:style-name="T17">(usuário)</text:span><text:span text:style-name="T1">.</text:span></text:p>
      <text:p text:style-name="P8"><text:span text:style-name="T6">DEF: </text:span><text:span text:style-name="T14">O sistema deve permitir ao usuário a visualização de seus dados que estão no banco do sistema, utilizado</text:span><text:span text:style-name="T15">s</text:span><text:span text:style-name="T14"> para </text:span><text:span text:style-name="T15">o cálculo da</text:span><text:span text:style-name="T14"> progressão.</text:span></text:p>
      <text:p text:style-name="P7"><text:span text:style-name="T6">Prioridade: </text:span><text:span text:style-name="T5">3</text:span><text:span text:style-name="T1">.</text:span></text:p>
      <text:p text:style-name="P7"><text:span text:style-name="T6">DEP: </text:span><text:span text:style-name="T12">REQ 1.</text:span></text:p>
      <text:p text:style-name="P7"><text:span text:style-name="T6">Versão: </text:span><text:span text:style-name="T4">2</text:span><text:span text:style-name="T1">.0</text:span></text:p>
      <text:p text:style-name="P7"><text:soft-page-break/><text:span text:style-name="T6">REQ </text:span><text:span text:style-name="T7">5</text:span><text:span text:style-name="T6">: </text:span><text:span text:style-name="T16">Envio de e-mail com documento de cálculo da progressão</text:span><text:span text:style-name="T1">.</text:span></text:p>
      <text:p text:style-name="P8"><text:span text:style-name="T6">DEF: </text:span><text:span text:style-name="T2">O sistema deve permitir ao usuário o envio via e-mail, do formulário preenchido com as informações requeridas para a progressão, acompanhado dos links e/ou arquivos se necess</text:span><text:span text:style-name="T5">á</text:span><text:span text:style-name="T2">rio, que comprovem os dados do formulário,</text:span></text:p>
      <text:p text:style-name="P7"><text:span text:style-name="T6">Prioridade: </text:span><text:span text:style-name="T16">3</text:span><text:span text:style-name="T1">.</text:span></text:p>
      <text:p text:style-name="P7"><text:span text:style-name="T6">DEP: </text:span><text:span text:style-name="T12">REQ 1.</text:span></text:p>
      <text:p text:style-name="P7"><text:span text:style-name="T6">Versão: </text:span><text:span text:style-name="T4">2</text:span><text:span text:style-name="T1">.0</text:span></text:p>
      <text:p text:style-name="P15"/>
      <text:p text:style-name="P7"><text:span text:style-name="T6">REQ </text:span><text:span text:style-name="T7">6</text:span><text:span text:style-name="T6">: </text:span><text:span text:style-name="T16">Disponibilidade</text:span><text:span text:style-name="T1">.</text:span></text:p>
      <text:p text:style-name="P8"><text:span text:style-name="T6">DEF: </text:span><text:span text:style-name="T14">O sistema de estar disponível nos 15 primeiros dias do semestre e nos últimos 15 dias.</text:span></text:p>
      <text:p text:style-name="P7"><text:span text:style-name="T6">Prioridade: </text:span><text:span text:style-name="T1">5.</text:span></text:p>
      <text:p text:style-name="P7"><text:span text:style-name="T6">DEP: </text:span><text:span text:style-name="T16">None</text:span><text:span text:style-name="T12">.</text:span></text:p>
      <text:p text:style-name="P7"><text:span text:style-name="T6">Versão: </text:span><text:span text:style-name="T4">2</text:span><text:span text:style-name="T1">.0</text:span></text:p>
      <text:p text:style-name="P7"><text:span text:style-name="T1"/></text:p>
      <text:p text:style-name="P19"><text:span text:style-name="T6">REQ </text:span><text:span text:style-name="T8">7</text:span><text:span text:style-name="T6">: </text:span><text:span text:style-name="T18">Módulo de tratamento de informações externas.</text:span></text:p>
      <text:p text:style-name="P19"><text:span text:style-name="T6">DEF: </text:span><text:span text:style-name="T17">O sistema deverá ter um módulo interno responsável capturar as informações de sistemas externos e para ser utilizados pelo nosso sistema.</text:span></text:p>
      <text:p text:style-name="P19"><text:span text:style-name="T6">Prioridade: </text:span><text:span text:style-name="T1">5.</text:span></text:p>
      <text:p text:style-name="P19"><text:span text:style-name="T6">DEP: </text:span><text:span text:style-name="T16">None</text:span><text:span text:style-name="T12">.</text:span></text:p>
      <text:p text:style-name="P19"><text:span text:style-name="T6">Versão: </text:span><text:span text:style-name="T4">2</text:span><text:span text:style-name="T1">.0</text:span></text:p>
      <text:p text:style-name="P19"><text:span text:style-name="T1"/></text:p>
      <text:p text:style-name="P19"><text:span text:style-name="T6">REQ </text:span><text:span text:style-name="T8">8</text:span><text:span text:style-name="T6">: </text:span><text:span text:style-name="T17">Calcular progressão</text:span><text:span text:style-name="T18">.</text:span></text:p>
      <text:p text:style-name="P19"><text:span text:style-name="T6">DEF:</text:span><text:span text:style-name="T17"> </text:span><text:span text:style-name="T19">O sistema calculará a progressão do</text:span><text:span text:style-name="T20">s</text:span><text:span text:style-name="T19"> docente</text:span><text:span text:style-name="T17">s.</text:span></text:p>
      <text:p text:style-name="P19"><text:span text:style-name="T6">Prioridade: </text:span><text:span text:style-name="T1">5.</text:span></text:p>
      <text:p text:style-name="P19"><text:span text:style-name="T6">DEP: </text:span><text:span text:style-name="T16">None</text:span><text:span text:style-name="T12">.</text:span></text:p>
      <text:p text:style-name="P19"><text:span text:style-name="T6">Versão: </text:span><text:span text:style-name="T4">2</text:span><text:span text:style-name="T1">.0</text:span></text:p>
      <text:p text:style-name="P19"><text:span text:style-name="T1"/></text:p>
      <text:p text:style-name="P20"><text:soft-page-break/><text:span text:style-name="T6">REQ </text:span><text:span text:style-name="T11">9</text:span><text:span text:style-name="T6">: </text:span><text:span text:style-name="T20">Geração de documento do cálculo da progressão</text:span><text:span text:style-name="T18">.</text:span></text:p>
      <text:p text:style-name="P20"><text:span text:style-name="T6">DEF: </text:span><text:span text:style-name="T19">O sistema </text:span><text:span text:style-name="T20">gerar um documento com o cálculo</text:span><text:span text:style-name="T19"> </text:span><text:span text:style-name="T20">d</text:span><text:span text:style-name="T19">a progressão do</text:span><text:span text:style-name="T20">s</text:span><text:span text:style-name="T19"> docente</text:span><text:span text:style-name="T17">s.</text:span></text:p>
      <text:p text:style-name="P20"><text:span text:style-name="T6">Prioridade: </text:span><text:span text:style-name="T1">5.</text:span></text:p>
      <text:p text:style-name="P20"><text:span text:style-name="T6">DEP: </text:span><text:span text:style-name="T16">None</text:span><text:span text:style-name="T12">.</text:span></text:p>
      <text:p text:style-name="P20"><text:span text:style-name="T6">Versão: </text:span><text:span text:style-name="T4">2</text:span><text:span text:style-name="T1">.0</text:span></text:p>
      <text:p text:style-name="P20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</meta:initial-creator>
    <meta:editing-cycles>9</meta:editing-cycles>
    <meta:creation-date>2015-04-30T21:00:00</meta:creation-date>
    <dc:date>2015-11-22T12:14:27.381000000</dc:date>
    <meta:editing-duration>PT25M33S</meta:editing-duration>
    <meta:generator>LibreOffice/4.4.4.3$Windows_x86 LibreOffice_project/2c39ebcf046445232b798108aa8a7e7d89552ea8</meta:generator>
    <meta:document-statistic meta:table-count="0" meta:image-count="0" meta:object-count="0" meta:page-count="5" meta:paragraph-count="61" meta:word-count="398" meta:character-count="2455" meta:non-whitespace-character-count="211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